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>
      <style:map style:condition="cell-content()!=0" style:apply-style-name="Error" style:base-cell-address="Eclaté.I5"/>
    </style:style>
    <style:style style:name="ce27" style:family="table-cell" style:parent-style-name="Default" style:data-style-name="N99">
      <style:map style:condition="cell-content()!=1" style:apply-style-name="Error" style:base-cell-address="Eclaté.M5"/>
    </style:style>
    <style:style style:name="ce28" style:family="table-cell" style:parent-style-name="Default" style:data-style-name="N0"/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08"/>
    <style:style style:name="ce17" style:family="table-cell" style:parent-style-name="Default" style:data-style-name="N108">
      <style:text-properties fo:font-weight="bold" style:font-weight-asian="bold" style:font-weight-complex="bold"/>
    </style:style>
    <style:style style:name="ce32" style:family="table-cell" style:parent-style-name="Default" style:data-style-name="N4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4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2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6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7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28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28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28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28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28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28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28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28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28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6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7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28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28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28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28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28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28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28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28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28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26" table:formula="of:=[.H5]-50-[.H7]" office:value-type="float" office:value="3" calcext:value-type="float">
            <text:p>3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27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28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28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28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28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28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28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28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28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28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26" table:formula="of:=[.H6]-[.H8]" office:value-type="float" office:value="62" calcext:value-type="float">
            <text:p>62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27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28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28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28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28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28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28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28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28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28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6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7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28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28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28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28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28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28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28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28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28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6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28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28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28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28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28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28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28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28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28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6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7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28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28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28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28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28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28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28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28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28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6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28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28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28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28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28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28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28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28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28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7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28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28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28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28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28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28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28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28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28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2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6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7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28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28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28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28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28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28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28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28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28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2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6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7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28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28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28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28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28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28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28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28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28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2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6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7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28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28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28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28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28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28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28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28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28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2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6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7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28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28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28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28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28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28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28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28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28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6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7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28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28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28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28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28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28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28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28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28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6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7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28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28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28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28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28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28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28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28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28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6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7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28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28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28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28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28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28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28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28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28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6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7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28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28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28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28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28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28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28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28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28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6"/>
          <table:table-cell table:number-columns-repeated="3"/>
          <table:table-cell table:style-name="ce27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28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28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28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28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28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28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28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28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28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6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7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28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28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28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28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28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28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28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28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28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6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7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28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28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28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28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28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28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28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28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28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6"/>
          <table:table-cell table:number-columns-repeated="3"/>
          <table:table-cell table:style-name="ce27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28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28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28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28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28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28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28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28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28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28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28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28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28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28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28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28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28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28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6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7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28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28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28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28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28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28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28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28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28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6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7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28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28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28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28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28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28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28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28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28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6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7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28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28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28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28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28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28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28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28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28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6" table:formula="of:=[.H28]-2*30-[.H30]" office:value-type="float" office:value="-9" calcext:value-type="float">
            <text:p>-9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7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28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28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28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28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28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28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28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28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28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6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7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28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28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28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28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28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28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28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28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28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6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7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28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28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28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28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28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28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28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28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28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6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7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28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28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28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28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28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28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28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28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28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6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7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28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28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28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28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28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28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28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28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28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28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28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28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28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28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28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28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28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28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6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7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28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28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28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28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28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28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28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28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28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6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7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28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28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28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28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28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28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28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28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28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6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7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28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28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28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28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28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28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28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28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28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6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7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28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28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28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28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28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28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28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28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28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6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7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28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28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28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28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28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28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28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28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28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6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7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28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28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28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28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28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28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28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28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28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6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7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28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28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28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28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28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28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28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28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28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6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7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28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28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28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28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28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28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28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28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28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6"/>
          <table:table-cell table:number-columns-repeated="3"/>
          <table:table-cell table:style-name="ce27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28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28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28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28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28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28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28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28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28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6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7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28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28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28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28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28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28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28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28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28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6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7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28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28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28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28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28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28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28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28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28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6"/>
          <table:table-cell table:number-columns-repeated="3"/>
          <table:table-cell table:style-name="ce27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28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28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28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28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28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28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28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28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28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28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28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28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28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28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28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28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28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28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6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7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28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28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28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28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28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28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28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28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28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6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7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28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28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28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28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28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28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28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28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28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6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7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28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28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28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28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28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28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28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28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28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26" table:formula="of:=[.H50]-2*30-[.H52]" office:value-type="float" office:value="4" calcext:value-type="float">
            <text:p>4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27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28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28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28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28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28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28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28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28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28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6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7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28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28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28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28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28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28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28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28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28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6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7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28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28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28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28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28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28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28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28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28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6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7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28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28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28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28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28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28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28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28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28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6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7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28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28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28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28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28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28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28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28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28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28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28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28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28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28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28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28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28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28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6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7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28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28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28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28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28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28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28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28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28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6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7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28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28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28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28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28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28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28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28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28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6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7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28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28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28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28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28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28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28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28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28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6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7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28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28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28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28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28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28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28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28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28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6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7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28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28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28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28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28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28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28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28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28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6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7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28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28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28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28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28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28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28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28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28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6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7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28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28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28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28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28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28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28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28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28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6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7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28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28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28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28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28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28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28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28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28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6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7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28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28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28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28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28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28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28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28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28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6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7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28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28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28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28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28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28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28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28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28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6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7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28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28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28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28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28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28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28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28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28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6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7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28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28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28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28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28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28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28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28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28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7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28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28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28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28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28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28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28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28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28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6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7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28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28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28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28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28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28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28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28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28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7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28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28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28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28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28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28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28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28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28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7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28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28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28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28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28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28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28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28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28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28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28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28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28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28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28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28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28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28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6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7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28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28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28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28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28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28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28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28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28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6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7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28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28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28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28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28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28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28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28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28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26" table:formula="of:=[.H75]-50-[.H77]" office:value-type="float" office:value="-7" calcext:value-type="float">
            <text:p>-7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27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28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28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28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28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28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28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28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28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28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26" table:formula="of:=[.H76]-2*30-[.H78]" office:value-type="float" office:value="5" calcext:value-type="float">
            <text:p>5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27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28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28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28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28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28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28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28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28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28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6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7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28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28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28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28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28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28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28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28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28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6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7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28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28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28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28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28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28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28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28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28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6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7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28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28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28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28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28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28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28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28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28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6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7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28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28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28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28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28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28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28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28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28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28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28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28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28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28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28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28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28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28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6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7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28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28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28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28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28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28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28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28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28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6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7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28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28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28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28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28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28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28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28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28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6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7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28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28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28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28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28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28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28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28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28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6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7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28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28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28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28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28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28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28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28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28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6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7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28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28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28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28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28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28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28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28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28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6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7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28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28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28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28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28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28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28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28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28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6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7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28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28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28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28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28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28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28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28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28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6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7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28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28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28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28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28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28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28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28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28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6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7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28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28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28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28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28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28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28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28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28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6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7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28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28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28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28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28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28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28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28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28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6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7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28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28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28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28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28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28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28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28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28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6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7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28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28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28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28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28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28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28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28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28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7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28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28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28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28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28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28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28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28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28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6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7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28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28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28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28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28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28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28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28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28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7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28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28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28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28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28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28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28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28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28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7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28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28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28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28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28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28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28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28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28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28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28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28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28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28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28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28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28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28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6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7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28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28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28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28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28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28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28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28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28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6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7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28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28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28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28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28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28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28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28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28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26" table:formula="of:=[.H101]-50-[.H103]" office:value-type="float" office:value="3" calcext:value-type="float">
            <text:p>3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27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28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28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28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28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28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28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28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28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28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6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7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28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28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28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28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28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28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28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28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28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6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7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28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28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28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28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28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28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28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28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28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6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28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28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28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28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28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28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28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28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28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6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7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28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28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28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28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28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28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28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28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28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6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28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28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28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28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28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28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28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28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28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28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28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28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28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28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28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28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28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28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6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7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28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28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28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28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28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28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28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28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28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6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7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28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28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28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28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28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28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28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28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28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6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7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28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28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28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28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28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28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28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28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28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6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7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28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28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28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28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28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28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28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28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28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6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7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28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28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28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28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28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28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28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28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28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6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7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28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28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28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28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28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28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28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28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28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6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7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28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28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28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28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28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28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28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28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28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6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7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28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28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28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28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28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28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28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28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28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6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7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28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28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28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28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28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28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28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28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28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6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7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28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28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28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28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28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28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28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28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28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6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7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28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28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28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28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28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28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28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28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28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6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7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28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28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28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28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28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28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28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28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28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6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7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28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28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28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28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28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28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28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28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28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6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7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28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28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28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28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28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28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28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28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28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7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28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28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28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28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28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28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28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28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28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6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7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28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28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28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28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28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28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28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28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28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7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28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28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28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28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28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28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28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28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28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7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28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28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28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28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28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28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28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28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28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28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28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28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28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28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28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28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28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28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6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7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28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28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28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28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28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28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28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28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28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6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7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28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28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28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28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28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28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28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28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28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6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7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28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28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28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28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28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28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28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28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28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26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27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28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28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28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28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28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28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28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28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28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6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28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28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28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28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28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28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28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28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28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6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7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28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28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28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28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28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28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28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28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28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6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28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28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28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28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28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28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28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28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28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6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7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28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28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28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28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28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28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28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28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28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28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28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28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28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28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28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28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28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28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6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7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28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28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28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28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28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28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28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28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28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6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7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28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28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28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28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28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28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28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28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28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6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7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28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28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28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28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28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28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28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28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28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6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7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28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28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28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28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28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28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28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28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28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6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7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28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28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28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28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28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28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28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28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28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6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7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28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28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28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28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28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28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28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28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28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6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7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28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28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28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28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28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28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28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28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28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6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7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28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28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28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28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28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28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28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28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28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6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7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28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28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28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28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28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28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28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28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28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6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7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28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28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28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28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28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28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28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28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28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6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7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28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28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28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28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28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28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28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28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28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6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7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28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28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28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28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28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28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28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28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28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6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7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28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28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28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28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28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28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28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28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28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6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7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28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28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28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28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28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28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28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28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28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7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28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28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28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28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28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28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28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28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28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6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7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28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28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28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28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28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28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28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28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28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7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28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28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28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28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28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28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28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28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28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7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28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28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28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28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28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28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28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28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28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28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28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28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28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28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28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28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28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28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6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7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28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28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28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28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28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28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28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28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28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6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7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28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28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28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28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28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28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28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28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28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26" table:formula="of:=[.H157]-50-[.H159]" office:value-type="float" office:value="4" calcext:value-type="float">
            <text:p>4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27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28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28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28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28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28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28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28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28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28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6" table:formula="of:=[.H158]-2*30-[.H160]" office:value-type="float" office:value="2" calcext:value-type="float">
            <text:p>2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7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28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28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28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28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28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28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28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28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28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6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7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28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28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28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28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28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28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28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28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28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6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28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28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28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28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28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28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28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28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28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6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7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28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28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28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28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28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28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28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28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28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6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7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28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28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28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28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28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28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28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28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28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6"/>
          <table:table-cell table:number-columns-repeated="3"/>
          <table:table-cell table:style-name="ce27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28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28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28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28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28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28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28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28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28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6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7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28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28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28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28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28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28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28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28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28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6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7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28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28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28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28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28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28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28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28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28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6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7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28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28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28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28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28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28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28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28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28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6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7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28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28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28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28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28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28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28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28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28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6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7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28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28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28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28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28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28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28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28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28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6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7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28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28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28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28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28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28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28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28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28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6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7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28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28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28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28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28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28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28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28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28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6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7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28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28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28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28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28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28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28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28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28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6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7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28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28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28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28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28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28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28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28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28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6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7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28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28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28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28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28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28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28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28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28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6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7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28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28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28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28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28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28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28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28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28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6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7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28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28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28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28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28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28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28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28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28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6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7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28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28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28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28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28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28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28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28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28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6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7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28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28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28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28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28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28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28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28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28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6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7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28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28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28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28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28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28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28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28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28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7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28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28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28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28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28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28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28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28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28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7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28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28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28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28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28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28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28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28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28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7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28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28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28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28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28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28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28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28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28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7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28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28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28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28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28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28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28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28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28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16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16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7" calcext:value-type="float">
            <text:p>7</text:p>
          </table:table-cell>
          <table:table-cell table:style-name="ce17" office:value-type="currency" office:currency="EUR" office:value="30" calcext:value-type="currency">
            <text:p>30,00 €</text:p>
          </table:table-cell>
          <table:table-cell table:style-name="ce17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16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33"/>
        <table:table-column table:style-name="co23" table:number-columns-repeated="2" table:default-cell-style-name="ce33"/>
        <table:table-column table:style-name="co24" table:default-cell-style-name="ce33"/>
        <table:table-column table:style-name="co25" table:default-cell-style-name="ce33"/>
        <table:table-row table:style-name="ro2">
          <table:table-cell table:number-columns-repeated="2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15" office:value-type="string" calcext:value-type="string">
            <text:p>Côtes brutes</text:p>
          </table:table-cell>
          <table:table-cell table:style-name="ce15"/>
          <table:table-cell table:number-columns-repeated="1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2" office:value-type="string" calcext:value-type="string">
            <text:p>Longueur (mm) +50mm</text:p>
          </table:table-cell>
          <table:table-cell table:style-name="ce15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15" table:formula="of:=[.E4]+50" office:value-type="float" office:value="2126" calcext:value-type="float">
            <text:p>2126</text:p>
          </table:table-cell>
          <table:table-cell table:style-name="ce15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15" table:formula="of:=[.E5]+50" office:value-type="float" office:value="2079" calcext:value-type="float">
            <text:p>2079</text:p>
          </table:table-cell>
          <table:table-cell table:style-name="ce15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15" table:formula="of:=[.E6]+50" office:value-type="float" office:value="871" calcext:value-type="float">
            <text:p>871</text:p>
          </table:table-cell>
          <table:table-cell table:style-name="ce15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15" table:formula="of:=[.E7]+50" office:value-type="float" office:value="871" calcext:value-type="float">
            <text:p>871</text:p>
          </table:table-cell>
          <table:table-cell table:style-name="ce15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15" table:formula="of:=[.E8]+50" office:value-type="float" office:value="871" calcext:value-type="float">
            <text:p>871</text:p>
          </table:table-cell>
          <table:table-cell table:style-name="ce15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15" table:formula="of:=[.E9]+50" office:value-type="float" office:value="935" calcext:value-type="float">
            <text:p>935</text:p>
          </table:table-cell>
          <table:table-cell table:style-name="ce15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 table:number-rows-repeated="3">
          <table:table-cell table:number-columns-repeated="7"/>
          <table:table-cell table:style-name="ce15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15" table:formula="of:=[.E13]+50" office:value-type="float" office:value="2126" calcext:value-type="float">
            <text:p>2126</text:p>
          </table:table-cell>
          <table:table-cell table:style-name="ce15"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15" table:formula="of:=[.E14]+50" office:value-type="float" office:value="2079" calcext:value-type="float">
            <text:p>2079</text:p>
          </table:table-cell>
          <table:table-cell table:style-name="ce15"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4]-[.N1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15" table:formula="of:=[.E15]+50" office:value-type="float" office:value="958" calcext:value-type="float">
            <text:p>958</text:p>
          </table:table-cell>
          <table:table-cell table:style-name="ce15"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5]-[.N15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formula="of:=[.Q15]-4" office:value-type="float" office:value="908" calcext:value-type="float">
            <text:p>908</text:p>
          </table:table-cell>
          <table:table-cell table:formula="of:=[.R15]-2*100" office:value-type="float" office:value="708" calcext:value-type="float">
            <text:p>708</text:p>
          </table:table-cell>
          <table:table-cell table:formula="of:=[.S15]+2*70" office:value-type="float" office:value="848" calcext:value-type="float">
            <text:p>848</text:p>
          </table:table-cell>
          <table:table-cell table:number-columns-repeated="2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15" table:formula="of:=[.E16]+50" office:value-type="float" office:value="958" calcext:value-type="float">
            <text:p>958</text:p>
          </table:table-cell>
          <table:table-cell table:style-name="ce15"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15" table:formula="of:=[.E17]+50" office:value-type="float" office:value="958" calcext:value-type="float">
            <text:p>958</text:p>
          </table:table-cell>
          <table:table-cell table:style-name="ce15"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15" table:formula="of:=[.E18]+50" office:value-type="float" office:value="1022" calcext:value-type="float">
            <text:p>1022</text:p>
          </table:table-cell>
          <table:table-cell table:style-name="ce15"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number-columns-repeated="5"/>
          <table:table-cell table:style-name="ce34" office:value-type="date" office:date-value="2021-07-15" calcext:value-type="date">
            <text:p>15/07/21</text:p>
          </table:table-cell>
          <table:table-cell table:style-name="ce34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19]-[.N1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20]-[.N2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21]-[.N21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15" table:formula="of:=[.E22]+50" office:value-type="float" office:value="2125" calcext:value-type="float">
            <text:p>2125</text:p>
          </table:table-cell>
          <table:table-cell table:style-name="ce15"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15" table:formula="of:=[.E23]+50" office:value-type="float" office:value="2078" calcext:value-type="float">
            <text:p>2078</text:p>
          </table:table-cell>
          <table:table-cell table:style-name="ce15"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3]-[.N23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15" table:formula="of:=[.E24]+50" office:value-type="float" office:value="967" calcext:value-type="float">
            <text:p>967</text:p>
          </table:table-cell>
          <table:table-cell table:style-name="ce15"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style-name="ce15" office:value-type="string" calcext:value-type="string">
            <text:p>Note : sac SCIURE ?</text:p>
          </table:table-cell>
          <table:table-cell table:formula="of:=[.E27]-60" office:value-type="float" office:value="921" calcext:value-type="float">
            <text:p>921</text:p>
          </table:table-cell>
          <table:table-cell table:formula="of:=[.Q24]-4" office:value-type="float" office:value="917" calcext:value-type="float">
            <text:p>917</text:p>
          </table:table-cell>
          <table:table-cell table:formula="of:=[.R24]-2*100" office:value-type="float" office:value="717" calcext:value-type="float">
            <text:p>717</text:p>
          </table:table-cell>
          <table:table-cell table:formula="of:=[.S24]+2*70" office:value-type="float" office:value="857" calcext:value-type="float">
            <text:p>857</text:p>
          </table:table-cell>
          <table:table-cell table:number-columns-repeated="2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15" table:formula="of:=[.E25]+50" office:value-type="float" office:value="967" calcext:value-type="float">
            <text:p>967</text:p>
          </table:table-cell>
          <table:table-cell table:style-name="ce15"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15" table:formula="of:=[.E26]+50" office:value-type="float" office:value="1129" calcext:value-type="float">
            <text:p>1129</text:p>
          </table:table-cell>
          <table:table-cell table:style-name="ce15"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15" table:formula="of:=[.E27]+50" office:value-type="float" office:value="1031" calcext:value-type="float">
            <text:p>1031</text:p>
          </table:table-cell>
          <table:table-cell table:style-name="ce15"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7]-[.N27]" office:value-type="float" office:value="0" calcext:value-type="float">
            <text:p>0</text:p>
          </table:table-cell>
          <table:table-cell/>
          <table:table-cell table:formula="of:=[.E27]-60" office:value-type="float" office:value="921" calcext:value-type="float">
            <text:p>921</text:p>
          </table:table-cell>
          <table:table-cell table:number-columns-repeated="5"/>
          <table:table-cell table:style-name="ce34" office:value-type="date" office:date-value="2021-07-16" calcext:value-type="date">
            <text:p>16/07/21</text:p>
          </table:table-cell>
          <table:table-cell table:style-name="ce34" table:number-columns-repeated="2"/>
          <table:table-cell table:number-columns-repeated="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28]-[.N2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29]-[.N2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30]-[.N3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15" table:formula="of:=[.E31]+50" office:value-type="float" office:value="2124" calcext:value-type="float">
            <text:p>2124</text:p>
          </table:table-cell>
          <table:table-cell table:style-name="ce15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1]-[.N31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15" table:formula="of:=[.E32]+50" office:value-type="float" office:value="2077" calcext:value-type="float">
            <text:p>2077</text:p>
          </table:table-cell>
          <table:table-cell table:style-name="ce15"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2]-[.N32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15" table:formula="of:=[.E33]+50" office:value-type="float" office:value="969" calcext:value-type="float">
            <text:p>969</text:p>
          </table:table-cell>
          <table:table-cell table:style-name="ce15"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3]-[.N33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formula="of:=[.Q33]-4" office:value-type="float" office:value="919" calcext:value-type="float">
            <text:p>919</text:p>
          </table:table-cell>
          <table:table-cell table:formula="of:=[.R33]-2*100" office:value-type="float" office:value="719" calcext:value-type="float">
            <text:p>719</text:p>
          </table:table-cell>
          <table:table-cell table:formula="of:=[.S33]+2*70" office:value-type="float" office:value="859" calcext:value-type="float">
            <text:p>859</text:p>
          </table:table-cell>
          <table:table-cell table:number-columns-repeated="2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15" table:formula="of:=[.E34]+50" office:value-type="float" office:value="969" calcext:value-type="float">
            <text:p>969</text:p>
          </table:table-cell>
          <table:table-cell table:style-name="ce15"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4]-[.N3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15" table:formula="of:=[.E35]+50" office:value-type="float" office:value="1380" calcext:value-type="float">
            <text:p>1380</text:p>
          </table:table-cell>
          <table:table-cell table:style-name="ce15"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5]-[.N35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15" table:formula="of:=[.E36]+50" office:value-type="float" office:value="1380" calcext:value-type="float">
            <text:p>1380</text:p>
          </table:table-cell>
          <table:table-cell table:style-name="ce15"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15" table:formula="of:=[.E37]+50" office:value-type="float" office:value="1033" calcext:value-type="float">
            <text:p>1033</text:p>
          </table:table-cell>
          <table:table-cell table:style-name="ce15"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number-columns-repeated="5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39]-[.N3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40]-[.N4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15" table:formula="of:=[.E41]+50" office:value-type="float" office:value="2126" calcext:value-type="float">
            <text:p>2126</text:p>
          </table:table-cell>
          <table:table-cell table:style-name="ce15"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15" table:formula="of:=[.E42]+50" office:value-type="float" office:value="2079" calcext:value-type="float">
            <text:p>2079</text:p>
          </table:table-cell>
          <table:table-cell table:style-name="ce15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15" table:formula="of:=[.E43]+50" office:value-type="float" office:value="968" calcext:value-type="float">
            <text:p>968</text:p>
          </table:table-cell>
          <table:table-cell table:style-name="ce15"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formula="of:=[.Q43]-4" office:value-type="float" office:value="918" calcext:value-type="float">
            <text:p>918</text:p>
          </table:table-cell>
          <table:table-cell table:formula="of:=[.R43]-2*100" office:value-type="float" office:value="718" calcext:value-type="float">
            <text:p>718</text:p>
          </table:table-cell>
          <table:table-cell table:formula="of:=[.S43]+2*70" office:value-type="float" office:value="858" calcext:value-type="float">
            <text:p>858</text:p>
          </table:table-cell>
          <table:table-cell table:number-columns-repeated="2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15" table:formula="of:=[.E44]+50" office:value-type="float" office:value="968" calcext:value-type="float">
            <text:p>968</text:p>
          </table:table-cell>
          <table:table-cell table:style-name="ce15"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4]-[.N4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15" table:formula="of:=[.E45]+50" office:value-type="float" office:value="1470" calcext:value-type="float">
            <text:p>1470</text:p>
          </table:table-cell>
          <table:table-cell table:style-name="ce15"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15" table:formula="of:=[.E46]+50" office:value-type="float" office:value="1172" calcext:value-type="float">
            <text:p>1172</text:p>
          </table:table-cell>
          <table:table-cell table:style-name="ce15"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15" table:formula="of:=[.E47]+50" office:value-type="float" office:value="1032" calcext:value-type="float">
            <text:p>1032</text:p>
          </table:table-cell>
          <table:table-cell table:style-name="ce15"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number-columns-repeated="5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48]-[.N4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49]-[.N4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5"/>
          <table:table-cell table:formula="of:=[.D50]-[.N5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15" table:formula="of:=[.E51]+50" office:value-type="float" office:value="2126" calcext:value-type="float">
            <text:p>2126</text:p>
          </table:table-cell>
          <table:table-cell table:style-name="ce15"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1]-[.N51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15" table:formula="of:=[.E52]+50" office:value-type="float" office:value="2079" calcext:value-type="float">
            <text:p>2079</text:p>
          </table:table-cell>
          <table:table-cell table:style-name="ce15"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15" table:formula="of:=[.E53]+50" office:value-type="float" office:value="966" calcext:value-type="float">
            <text:p>966</text:p>
          </table:table-cell>
          <table:table-cell table:style-name="ce15"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formula="of:=[.Q53]-4" office:value-type="float" office:value="916" calcext:value-type="float">
            <text:p>916</text:p>
          </table:table-cell>
          <table:table-cell table:formula="of:=[.R53]-2*100" office:value-type="float" office:value="716" calcext:value-type="float">
            <text:p>716</text:p>
          </table:table-cell>
          <table:table-cell table:formula="of:=[.S53]+2*70" office:value-type="float" office:value="856" calcext:value-type="float">
            <text:p>856</text:p>
          </table:table-cell>
          <table:table-cell table:number-columns-repeated="2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15" table:formula="of:=[.E54]+50" office:value-type="float" office:value="966" calcext:value-type="float">
            <text:p>966</text:p>
          </table:table-cell>
          <table:table-cell table:style-name="ce15"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15" table:formula="of:=[.E55]+50" office:value-type="float" office:value="1271" calcext:value-type="float">
            <text:p>1271</text:p>
          </table:table-cell>
          <table:table-cell table:style-name="ce15"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15" table:formula="of:=[.E56]+50" office:value-type="float" office:value="1271" calcext:value-type="float">
            <text:p>1271</text:p>
          </table:table-cell>
          <table:table-cell table:style-name="ce15"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 table:number-columns-repeated="7"/>
          <table:table-cell table:style-name="ce34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15" table:formula="of:=[.E57]+50" office:value-type="float" office:value="1030" calcext:value-type="float">
            <text:p>1030</text:p>
          </table:table-cell>
          <table:table-cell table:style-name="ce15"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number-columns-repeated="5"/>
          <table:table-cell table:style-name="ce34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15" table:number-columns-repeated="2"/>
          <table:table-cell table:number-columns-repeated="18"/>
        </table:table-row>
        <table:table-row table:style-name="ro2" table:number-rows-repeated="2">
          <table:table-cell table:number-columns-repeated="27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15" table:formula="of:=[.E61]+50" office:value-type="float" office:value="2125" calcext:value-type="float">
            <text:p>2125</text:p>
          </table:table-cell>
          <table:table-cell table:style-name="ce15" table:formula="of:=[.F6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15" table:formula="of:=[.E62]+50" office:value-type="float" office:value="2078" calcext:value-type="float">
            <text:p>2078</text:p>
          </table:table-cell>
          <table:table-cell table:style-name="ce15" table:formula="of:=[.F6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15" table:formula="of:=[.E63]+50" office:value-type="float" office:value="967" calcext:value-type="float">
            <text:p>967</text:p>
          </table:table-cell>
          <table:table-cell table:style-name="ce15" table:formula="of:=[.F6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style-name="ce15"/>
          <table:table-cell table:formula="of:=[.E66]-60" office:value-type="float" office:value="921" calcext:value-type="float">
            <text:p>921</text:p>
          </table:table-cell>
          <table:table-cell table:formula="of:=[.Q63]-4" office:value-type="float" office:value="917" calcext:value-type="float">
            <text:p>917</text:p>
          </table:table-cell>
          <table:table-cell table:formula="of:=[.R63]-2*100" office:value-type="float" office:value="717" calcext:value-type="float">
            <text:p>717</text:p>
          </table:table-cell>
          <table:table-cell table:formula="of:=[.S63]+2*70" office:value-type="float" office:value="857" calcext:value-type="float">
            <text:p>857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15" table:formula="of:=[.E64]+50" office:value-type="float" office:value="967" calcext:value-type="float">
            <text:p>967</text:p>
          </table:table-cell>
          <table:table-cell table:style-name="ce15" table:formula="of:=[.F6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15" table:formula="of:=[.E65]+50" office:value-type="float" office:value="1129" calcext:value-type="float">
            <text:p>1129</text:p>
          </table:table-cell>
          <table:table-cell table:style-name="ce15" table:formula="of:=[.F6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15" table:formula="of:=[.E66]+50" office:value-type="float" office:value="1031" calcext:value-type="float">
            <text:p>1031</text:p>
          </table:table-cell>
          <table:table-cell table:style-name="ce15" table:formula="of:=[.F6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  <table:table-cell table:formula="of:=[.E66]-60" office:value-type="float" office:value="921" calcext:value-type="float">
            <text:p>921</text:p>
          </table:table-cell>
          <table:table-cell table:number-columns-repeated="10"/>
        </table:table-row>
        <table:table-row table:style-name="ro2" table:number-rows-repeated="1048509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7:36:29.428949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8-02T19:34:54.701814318</dc:date>
    <meta:editing-duration>P4DT9H42M2S</meta:editing-duration>
    <meta:editing-cycles>344</meta:editing-cycles>
    <meta:generator>LibreOffice/7.0.4.2$Linux_X86_64 LibreOffice_project/00$Build-2</meta:generator>
    <meta:document-statistic meta:table-count="4" meta:cell-count="6768" meta:object-count="0"/>
  </office:meta>
</office:document-meta>
</file>